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P1" style:family="paragraph" style:parent-style-name="Header">
      <style:text-properties officeooo:rsid="0007b512" officeooo:paragraph-rsid="00371f87"/>
    </style:style>
    <style:style style:name="P2" style:family="paragraph" style:parent-style-name="Footer">
      <style:text-properties officeooo:rsid="0007b512" officeooo:paragraph-rsid="00371f87"/>
    </style:style>
    <style:style style:name="P3" style:family="paragraph" style:parent-style-name="Heading_20_1">
      <style:text-properties officeooo:rsid="005f5ac3" officeooo:paragraph-rsid="005f5ac3"/>
    </style:style>
    <style:style style:name="P4" style:family="paragraph" style:parent-style-name="Heading_20_2">
      <style:text-properties officeooo:rsid="005fa11c" officeooo:paragraph-rsid="005fa11c"/>
    </style:style>
    <style:style style:name="P5" style:family="paragraph" style:parent-style-name="Text_20_body">
      <style:text-properties officeooo:paragraph-rsid="005da9e1"/>
    </style:style>
    <style:style style:name="P6" style:family="paragraph" style:parent-style-name="Text_20_body">
      <style:text-properties officeooo:paragraph-rsid="005f5ac3"/>
    </style:style>
    <style:style style:name="P7" style:family="paragraph" style:parent-style-name="Text_20_body">
      <style:text-properties officeooo:paragraph-rsid="005fa11c"/>
    </style:style>
    <style:style style:name="P8" style:family="paragraph" style:parent-style-name="Text_20_body">
      <style:text-properties fo:color="#c9211e" loext:opacity="100%" fo:font-weight="bold" officeooo:rsid="006062e4" officeooo:paragraph-rsid="006062e4" style:font-weight-asian="bold" style:font-weight-complex="bold"/>
    </style:style>
    <style:style style:name="T1" style:family="text">
      <style:text-properties fo:font-size="10pt" style:font-size-asian="10.5pt"/>
    </style:style>
    <style:style style:name="T2" style:family="text">
      <style:text-properties fo:font-size="10pt" officeooo:rsid="00371ab9" style:font-size-asian="10.5pt"/>
    </style:style>
    <style:style style:name="T3" style:family="text">
      <style:text-properties fo:font-size="10pt" officeooo:rsid="0054b2e9" style:font-size-asian="10.5pt"/>
    </style:style>
    <style:style style:name="T4" style:family="text">
      <style:text-properties fo:font-size="10pt" officeooo:rsid="00371f87" style:font-size-asian="10.5pt"/>
    </style:style>
    <style:style style:name="T5" style:family="text">
      <style:text-properties fo:font-size="10pt" officeooo:rsid="005da9e1" style:font-size-asian="10.5pt"/>
    </style:style>
    <style:style style:name="T6" style:family="text">
      <style:text-properties fo:font-size="10pt" fo:font-weight="bold" officeooo:rsid="00371ab9" style:font-size-asian="10.5pt" style:font-weight-asian="bold" style:font-weight-complex="bold"/>
    </style:style>
    <style:style style:name="T7" style:family="text">
      <style:text-properties fo:font-size="10pt" fo:font-weight="bold" officeooo:rsid="0054b2e9" style:font-size-asian="10.5pt" style:font-weight-asian="bold" style:font-weight-complex="bold"/>
    </style:style>
    <style:style style:name="T8" style:family="text">
      <style:text-properties fo:font-size="10pt" fo:font-weight="bold" officeooo:rsid="003a85c1" style:font-size-asian="10.5pt" style:font-weight-asian="bold" style:font-weight-complex="bold"/>
    </style:style>
    <style:style style:name="T9" style:family="text">
      <style:text-properties fo:font-size="10pt" fo:font-weight="bold" officeooo:rsid="003b6b2f" style:font-size-asian="10.5pt" style:font-weight-asian="bold" style:font-weight-complex="bold"/>
    </style:style>
    <style:style style:name="T10" style:family="text">
      <style:text-properties fo:color="#c9211e" loext:opacity="100%" fo:font-weight="bold" style:font-weight-asian="bold" style:font-weight-complex="bold"/>
    </style:style>
    <style:style style:name="T11" style:family="text">
      <style:text-properties fo:color="#c9211e" loext:opacity="100%" fo:font-weight="bold" officeooo:rsid="00371ab9" style:font-weight-asian="bold" style:font-weight-complex="bold"/>
    </style:style>
    <style:style style:name="T12" style:family="text">
      <style:text-properties fo:color="#c9211e" loext:opacity="100%" fo:font-size="10pt" fo:font-weight="bold" officeooo:rsid="00377e1e" style:font-size-asian="10.5pt" style:font-weight-asian="bold" style:font-weight-complex="bold"/>
    </style:style>
    <style:style style:name="T13" style:family="text">
      <style:text-properties fo:color="#c9211e" loext:opacity="100%" fo:font-size="10pt" fo:font-weight="bold" officeooo:rsid="00516460" style:font-size-asian="10.5pt" style:font-weight-asian="bold" style:font-weight-complex="bold"/>
    </style:style>
    <style:style style:name="T14" style:family="text">
      <style:text-properties fo:font-style="italic" fo:font-weight="bold" officeooo:rsid="005fa11c" style:font-style-asian="italic" style:font-weight-asian="bold" style:font-style-complex="italic" style:font-weight-complex="bold"/>
    </style:style>
    <style:style style:name="T15" style:family="text">
      <style:text-properties officeooo:rsid="005901c2"/>
    </style:style>
    <style:style style:name="T16" style:family="text">
      <style:text-properties officeooo:rsid="005da9e1"/>
    </style:style>
    <style:style style:name="T17" style:family="text">
      <style:text-properties officeooo:rsid="005fa11c"/>
    </style:style>
    <style:style style:name="T18" style:family="text">
      <style:text-properties officeooo:rsid="006062e4"/>
    </style:style>
    <style:style style:name="T19" style:family="text">
      <style:text-properties fo:font-weight="bold" officeooo:rsid="005fa11c"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bjectif du TP est de manipuler des tâches Java en animant des objets sur un panneau.</text:p>
      <text:h text:style-name="P3" text:outline-level="1">Prise en main</text:h>
      <text:p text:style-name="P5"/>
      <text:p text:style-name="P5">Téléchargez les exemples <text:span text:style-name="T17">(répertoire </text:span><text:span text:style-name="T14">exemples</text:span><text:span text:style-name="T17">)</text:span>, compilez et <text:span text:style-name="T17">testez</text:span></text:p>
      <text:h text:style-name="Heading_20_2" text:outline-level="2"><text:span text:style-name="T17">Indiquez comment vous avez récupéré le code et des exemples d’exécution</text:span></text:h>
      <text:p text:style-name="P5"/>
      <text:h text:style-name="P3" text:outline-level="1">Les boîtes qui bougent</text:h>
      <text:p text:style-name="P6">Téléchargez les outils (<text:span text:style-name="T17">répertoire </text:span><text:span text:style-name="T14">outils-tp </text:span><text:span text:style-name="T17">: </text:span>classes java, archive de documentation), décompressez la documentation</text:p>
      <text:p text:style-name="P7"><text:span text:style-name="T17">Lisez la documentation pour comprendre le squelette de programme qui est fourni</text:span></text:p>
      <text:p text:style-name="P7"/>
      <text:p text:style-name="P8">Pour chaque directive suivante, fournissez votre code, une explication voire une trace.</text:p>
      <text:h text:style-name="P4" text:outline-level="2"><text:span text:style-name="T18">E</text:span>xécutez l’exemple (objets colorés immobiles)</text:h>
      <text:p text:style-name="P7"/>
      <text:h text:style-name="Heading_20_2" text:outline-level="2">Écrivez une classe <text:span text:style-name="T17">Game</text:span> qui crée un espace pour afficher des rectangles (largeur, hauteur).</text:h>
      <text:p text:style-name="P6"/>
      <text:h text:style-name="Heading_20_2" text:outline-level="2">Écrivez une classe <text:span text:style-name="T17">Mobile </text:span>pour créer un rectangle (couleur, largeur, hauteur). Et affichez-en plusieurs <text:span text:style-name="T18">dans Game</text:span></text:h>
      <text:p text:style-name="P6"/>
      <text:h text:style-name="Heading_20_2" text:outline-level="2">Créez une activité <text:span text:style-name="T18">par Mobile </text:span>pour déplacer <text:span text:style-name="T18">le déplacer </text:span>(vitesse horizontale, vitesse verticale). Lorsque le rectangle touche le bord gauche (ou haut) sa vitesse horizontale (ou verticale) devient positif, et réciproquement sur le bord droit (ou bas) elle devient négative.</text:h>
      <text:p text:style-name="P6"/>
      <text:h text:style-name="Heading_20_2" text:outline-level="2">Ajoutez un identifiant à chaque rectangle et mémorisez les pixels occupés par chacun dans le panneau <text:span text:style-name="T18">(juste le rectangle englobant)</text:span>. Faites en sorte qu’un rectangle ne se déplace que si les pixels correspondants sont libres.</text:h>
      <text:p text:style-name="P6"/>
      <text:h text:style-name="Heading_20_2" text:outline-level="2">Faites de même pour la création. Le <text:span text:style-name="T18">Mobile </text:span>ne doit apparaître que quand il n’y aura plus de rectangle là où on souhaite le créer.</text:h>
      <text:p text:style-name="P6"/>
      <text:h text:style-name="Heading_20_2" text:outline-level="2"><text:span text:style-name="T18">Question subsidiaire. </text:span>Permettrez l’arrêter et la relance d’une activité (clic). Il ne devra y avoir qu’au maximum une activité par rectangle.</text:h>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76cm" fo:margin-right="0cm" fo:margin-top="0.423cm" fo:margin-bottom="0.212cm" style:contextual-spacing="false" fo:text-indent="-0.55cm" style:auto-text-indent="false">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office:styles>
  <office:automatic-styles>
    <style:style style:name="MP1" style:family="paragraph" style:parent-style-name="Header">
      <style:text-properties officeooo:rsid="0007b512" officeooo:paragraph-rsid="00371f87"/>
    </style:style>
    <style:style style:name="MP2" style:family="paragraph" style:parent-style-name="Footer">
      <style:text-properties officeooo:rsid="0007b512" officeooo:paragraph-rsid="00371f87"/>
    </style:style>
    <style:style style:name="MT1" style:family="text">
      <style:text-properties fo:font-size="10pt" style:font-size-asian="10.5pt"/>
    </style:style>
    <style:style style:name="MT2" style:family="text">
      <style:text-properties fo:font-size="10pt" officeooo:rsid="00371ab9" style:font-size-asian="10.5pt"/>
    </style:style>
    <style:style style:name="MT3" style:family="text">
      <style:text-properties fo:font-size="10pt" officeooo:rsid="0054b2e9" style:font-size-asian="10.5pt"/>
    </style:style>
    <style:style style:name="MT4" style:family="text">
      <style:text-properties fo:color="#c9211e" loext:opacity="100%" fo:font-weight="bold" style:font-weight-asian="bold" style:font-weight-complex="bold"/>
    </style:style>
    <style:style style:name="MT5" style:family="text">
      <style:text-properties fo:color="#c9211e" loext:opacity="100%" fo:font-weight="bold" officeooo:rsid="00371ab9" style:font-weight-asian="bold" style:font-weight-complex="bold"/>
    </style:style>
    <style:style style:name="MT6" style:family="text">
      <style:text-properties fo:color="#c9211e" loext:opacity="100%" fo:font-size="10pt" fo:font-weight="bold" officeooo:rsid="00377e1e" style:font-size-asian="10.5pt" style:font-weight-asian="bold" style:font-weight-complex="bold"/>
    </style:style>
    <style:style style:name="MT7" style:family="text">
      <style:text-properties fo:color="#c9211e" loext:opacity="100%" fo:font-size="10pt" fo:font-weight="bold" officeooo:rsid="00516460" style:font-size-asian="10.5pt" style:font-weight-asian="bold" style:font-weight-complex="bold"/>
    </style:style>
    <style:style style:name="MT8" style:family="text">
      <style:text-properties fo:font-size="10pt" officeooo:rsid="00371f87" style:font-size-asian="10.5pt"/>
    </style:style>
    <style:style style:name="MT9" style:family="text">
      <style:text-properties fo:font-size="10pt" fo:font-weight="bold" officeooo:rsid="00371ab9" style:font-size-asian="10.5pt" style:font-weight-asian="bold" style:font-weight-complex="bold"/>
    </style:style>
    <style:style style:name="MT10" style:family="text">
      <style:text-properties fo:font-size="10pt" fo:font-weight="bold" officeooo:rsid="0054b2e9" style:font-size-asian="10.5pt" style:font-weight-asian="bold" style:font-weight-complex="bold"/>
    </style:style>
    <style:style style:name="MT11" style:family="text">
      <style:text-properties officeooo:rsid="005da9e1"/>
    </style:style>
    <style:style style:name="MT12" style:family="text">
      <style:text-properties fo:font-size="10pt" officeooo:rsid="005da9e1" style:font-size-asian="10.5pt"/>
    </style:style>
    <style:style style:name="MT13" style:family="text">
      <style:text-properties fo:font-size="10pt" fo:font-weight="bold" officeooo:rsid="003a85c1" style:font-size-asian="10.5pt" style:font-weight-asian="bold" style:font-weight-complex="bold"/>
    </style:style>
    <style:style style:name="MT14"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Date de rendu : __ / __ / 20</text:span><text:span text:style-name="MT2">2</text:span><text:span text:style-name="MT3">3</text:span><text:tab/>Groupe TD : <text:span text:style-name="MT4">A / </text:span><text:span text:style-name="MT5">B / C</text:span><text:tab/><text:span text:style-name="MT6">votre </text:span><text:span text:style-name="MT7">prénom et votre </text:span><text:span text:style-name="MT6">nom</text:span></text:p>
        <text:p text:style-name="MP1"><text:span text:style-name="MT8">BUT</text:span><text:span text:style-name="MT3">2</text:span> Info <text:span text:style-name="MT9">202</text:span><text:span text:style-name="MT10">3 </text:span><text:span text:style-name="MT9">/ 202</text:span><text:span text:style-name="MT10">4</text:span><text:tab/>TP n° <text:span text:style-name="MT11">3</text:span> : <text:span text:style-name="MT12">Tâches</text:span><text:tab/></text:p>
      </style:header>
      <style:footer>
        <text:p text:style-name="MP2"><text:span text:style-name="MT13">R3.05 / </text:span><text:span text:style-name="MT14">Programmation Système</text:span><text:tab/><text:page-number text:select-page="current">1</text:page-number>/<text:page-count>1</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7H8M1S</meta:editing-duration>
    <meta:editing-cycles>24</meta:editing-cycles>
    <meta:generator>LibreOffice/7.4.7.2$Linux_X86_64 LibreOffice_project/40$Build-2</meta:generator>
    <dc:date>2023-09-17T09:46:32.647924029</dc:date>
    <meta:document-statistic meta:table-count="0" meta:image-count="0" meta:object-count="0" meta:page-count="1" meta:paragraph-count="18" meta:word-count="286" meta:character-count="1748" meta:non-whitespace-character-count="1489"/>
  </office:meta>
</office:document-meta>
</file>